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1" style:family="table-row">
      <style:table-row-properties style:min-row-height="0.397cm"/>
    </style:style>
    <style:style style:name="Table1.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1" style:family="table-row">
      <style:table-row-properties style:min-row-height="0.397cm"/>
    </style:style>
    <style:style style:name="Table2.A1" style:family="table-cell">
      <style:table-cell-properties style:writing-mode="page"/>
    </style:style>
    <style:style style:name="Table3" style:family="table">
      <style:table-properties style:width="17.489cm" table:align="left"/>
    </style:style>
    <style:style style:name="Table3.A" style:family="table-column">
      <style:table-column-properties style:column-width="5.863cm"/>
    </style:style>
    <style:style style:name="Table3.C" style:family="table-column">
      <style:table-column-properties style:column-width="5.763cm"/>
    </style:style>
    <style:style style:name="Table3.A1" style:family="table-cell">
      <style:table-cell-properties style:writing-mode="page"/>
    </style:style>
    <style:style style:name="Constraintsandstuf" style:family="table">
      <style:table-properties style:width="17.59cm" table:align="margins"/>
    </style:style>
    <style:style style:name="Constraintsandstuf.A" style:family="table-column">
      <style:table-column-properties style:column-width="8.795cm" style:rel-column-width="32767*"/>
    </style:style>
    <style:style style:name="Constraintsandstuf.B" style:family="table-column">
      <style:table-column-properties style:column-width="8.795cm" style:rel-column-width="32768*"/>
    </style:style>
    <style:style style:name="Constraintsandstuf.A1" style:family="table-cell">
      <style:table-cell-properties style:writing-mode="page"/>
    </style:style>
    <style:style style:name="Constraintsandstuf.2" style:family="table-row">
      <style:table-row-properties style:min-row-height="4.921cm"/>
    </style:style>
    <style:style style:name="P1" style:family="paragraph" style:parent-style-name="Heading_20_1">
      <style:text-properties officeooo:paragraph-rsid="0036dc4d"/>
    </style:style>
    <style:style style:name="P2" style:family="paragraph" style:parent-style-name="Standard" style:list-style-name="L1">
      <style:paragraph-properties fo:margin-left="0cm" fo:margin-right="0cm" fo:line-height="115%" fo:text-indent="0cm" style:auto-text-indent="false"/>
      <style:text-properties style:font-name="Public Sans" fo:font-size="12pt" fo:font-weight="normal" officeooo:rsid="00279ed8" officeooo:paragraph-rsid="0036dc4d" style:font-size-asian="12pt" style:font-weight-asian="normal" style:font-size-complex="12pt" style:font-weight-complex="normal"/>
    </style:style>
    <style:style style:name="P3" style:family="paragraph" style:parent-style-name="Standard" style:list-style-name="L1">
      <style:paragraph-properties fo:margin-left="0cm" fo:margin-right="0cm" fo:text-indent="0cm" style:auto-text-indent="false"/>
      <style:text-properties style:font-name="Public Sans" fo:font-size="12pt" fo:font-weight="normal" officeooo:rsid="0031351f" officeooo:paragraph-rsid="0031351f" style:font-size-asian="12pt" style:font-weight-asian="normal" style:font-size-complex="12pt" style:font-weight-complex="normal"/>
    </style:style>
    <style:style style:name="P4" style:family="paragraph" style:parent-style-name="Heading_20_2">
      <style:text-properties officeooo:paragraph-rsid="003c0611"/>
    </style:style>
    <style:style style:name="P5" style:family="paragraph" style:parent-style-name="Text_20_body">
      <style:text-properties fo:font-weight="normal" officeooo:paragraph-rsid="003d6eec"/>
    </style:style>
    <style:style style:name="P6" style:family="paragraph" style:parent-style-name="Text_20_body">
      <style:paragraph-properties fo:text-align="center" style:justify-single-word="false"/>
      <style:text-properties fo:font-weight="normal" officeooo:rsid="003d6eec" officeooo:paragraph-rsid="003d6eec" style:font-weight-asian="normal" style:font-weight-complex="normal"/>
    </style:style>
    <style:style style:name="P7" style:family="paragraph" style:parent-style-name="Text_20_body">
      <style:text-properties fo:font-weight="normal" officeooo:rsid="003d6eec" officeooo:paragraph-rsid="003d6eec" style:font-weight-asian="normal" style:font-weight-complex="normal"/>
    </style:style>
    <style:style style:name="P8" style:family="paragraph" style:parent-style-name="Text_20_body">
      <style:text-properties fo:font-weight="normal" officeooo:rsid="003dfc4d" officeooo:paragraph-rsid="003dfc4d" style:font-weight-asian="normal" style:font-weight-complex="normal"/>
    </style:style>
    <style:style style:name="P9" style:family="paragraph" style:parent-style-name="Text_20_body">
      <style:text-properties fo:font-weight="normal" officeooo:rsid="003f8c3b" officeooo:paragraph-rsid="003f8c3b" style:font-weight-asian="normal" style:font-weight-complex="normal"/>
    </style:style>
    <style:style style:name="P10" style:family="paragraph" style:parent-style-name="Text_20_body">
      <style:text-properties fo:font-weight="normal" officeooo:rsid="004a5713" officeooo:paragraph-rsid="004a5713" style:font-weight-asian="normal" style:font-weight-complex="normal"/>
    </style:style>
    <style:style style:name="P11" style:family="paragraph" style:parent-style-name="Text_20_body">
      <style:text-properties fo:font-weight="normal" officeooo:rsid="004e45c4" officeooo:paragraph-rsid="004e45c4" style:font-weight-asian="normal" style:font-weight-complex="normal"/>
    </style:style>
    <style:style style:name="P12" style:family="paragraph" style:parent-style-name="Text_20_body">
      <style:text-properties fo:font-weight="normal" officeooo:rsid="004ed699" officeooo:paragraph-rsid="00501808" style:font-weight-asian="normal" style:font-weight-complex="normal"/>
    </style:style>
    <style:style style:name="P13" style:family="paragraph" style:parent-style-name="Standard" style:list-style-name="L1">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style:font-name="Public Sans" fo:font-size="12pt" fo:font-weight="normal" officeooo:rsid="0034b3a7" officeooo:paragraph-rsid="0034b3a7"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style:font-name="Public Sans" fo:font-size="12pt" fo:font-weight="normal" officeooo:rsid="003594bb" officeooo:paragraph-rsid="003594bb"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font-name="Public Sans" fo:font-size="12pt" fo:font-weight="normal" officeooo:rsid="00229687" officeooo:paragraph-rsid="00229687"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style:font-name="Public Sans" fo:font-size="12pt" fo:font-weight="normal" officeooo:rsid="002d3152" officeooo:paragraph-rsid="002d3152" style:font-size-asian="12pt" style:font-weight-asian="normal" style:font-size-complex="12pt" style:font-weight-complex="normal"/>
    </style:style>
    <style:style style:name="P18" style:family="paragraph" style:parent-style-name="Table_20_Contents">
      <style:text-properties style:font-name="Public Sans" fo:font-size="12pt" officeooo:rsid="0034b3a7" officeooo:paragraph-rsid="0034b3a7" style:font-size-asian="12pt" style:font-size-complex="12pt"/>
    </style:style>
    <style:style style:name="P19" style:family="paragraph" style:parent-style-name="Table_20_Contents">
      <style:text-properties style:font-name="Public Sans" fo:font-size="12pt" officeooo:rsid="0036dc4d" officeooo:paragraph-rsid="0036dc4d" style:font-size-asian="12pt" style:font-size-complex="12pt"/>
    </style:style>
    <style:style style:name="P20" style:family="paragraph" style:parent-style-name="Table_20_Contents">
      <style:text-properties style:font-name="Public Sans" fo:font-size="12pt" officeooo:rsid="003594bb" officeooo:paragraph-rsid="003594bb" style:font-size-asian="12pt" style:font-size-complex="12pt"/>
    </style:style>
    <style:style style:name="P21" style:family="paragraph" style:parent-style-name="Table_20_Contents">
      <style:text-properties style:font-name="Public Sans" fo:font-size="12pt" officeooo:rsid="0036e6ab" officeooo:paragraph-rsid="0036e6ab" style:font-size-asian="12pt" style:font-size-complex="12pt"/>
    </style:style>
    <style:style style:name="P22" style:family="paragraph" style:parent-style-name="Table_20_Contents">
      <style:text-properties style:font-name="Public Sans" fo:font-size="12pt" officeooo:rsid="003c0611" officeooo:paragraph-rsid="003c0611" style:font-size-asian="12pt" style:font-size-complex="12pt"/>
    </style:style>
    <style:style style:name="P23" style:family="paragraph" style:parent-style-name="Standard">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style:font-name="Public Sans" fo:font-size="12pt" fo:font-style="normal" fo:font-weight="normal" officeooo:rsid="00214df0" officeooo:paragraph-rsid="00214df0" style:font-size-asian="12pt" style:font-style-asian="normal" style:font-weight-asian="normal" style:font-size-complex="12pt" style:font-style-complex="normal" style:font-weight-complex="normal"/>
    </style:style>
    <style:style style:name="P25" style:family="paragraph" style:parent-style-name="Table_20_Contents">
      <style:text-properties style:font-name="Public Sans" fo:font-size="12pt" officeooo:rsid="00269bc0" officeooo:paragraph-rsid="00269bc0" style:font-size-asian="12pt" style:font-size-complex="12pt"/>
    </style:style>
    <style:style style:name="P26" style:family="paragraph" style:parent-style-name="Table_20_Contents">
      <style:text-properties style:font-name="Public Sans" fo:font-size="12pt" officeooo:rsid="0029192b" officeooo:paragraph-rsid="0029192b" style:font-size-asian="12pt" style:font-size-complex="12pt"/>
    </style:style>
    <style:style style:name="P27" style:family="paragraph" style:parent-style-name="Table_20_Contents">
      <style:text-properties style:font-name="Public Sans" fo:font-size="12pt" style:font-size-asian="12pt" style:font-size-complex="12pt"/>
    </style:style>
    <style:style style:name="P28" style:family="paragraph" style:parent-style-name="Table_20_Contents">
      <style:text-properties style:font-name="Public Sans" fo:font-size="12pt" officeooo:rsid="002c9dd8" officeooo:paragraph-rsid="002c9dd8" style:font-size-asian="12pt" style:font-size-complex="12pt"/>
    </style:style>
    <style:style style:name="P29" style:family="paragraph" style:parent-style-name="Standard" style:list-style-name="L1">
      <style:paragraph-properties fo:margin-left="0cm" fo:margin-right="0cm" fo:text-indent="0cm" style:auto-text-indent="false"/>
      <style:text-properties style:font-name="Public Sans" fo:font-size="12pt" fo:font-weight="bold" officeooo:paragraph-rsid="001c8317" style:font-size-asian="12pt" style:font-weight-asian="bold" style:font-size-complex="12pt" style:font-weight-complex="bold"/>
    </style:style>
    <style:style style:name="P30" style:family="paragraph" style:parent-style-name="Text_20_body" style:list-style-name="L2">
      <style:text-properties officeooo:rsid="004b0b34" officeooo:paragraph-rsid="004b0b34"/>
    </style:style>
    <style:style style:name="P31" style:family="paragraph" style:parent-style-name="Text_20_body" style:list-style-name="L2">
      <style:text-properties officeooo:rsid="004e45c4" officeooo:paragraph-rsid="004ed699"/>
    </style:style>
    <style:style style:name="P32" style:family="paragraph" style:parent-style-name="Text_20_body" style:list-style-name="L2">
      <style:text-properties officeooo:rsid="004ed699" officeooo:paragraph-rsid="004ed699"/>
    </style:style>
    <style:style style:name="P33" style:family="paragraph" style:parent-style-name="Standard" style:list-style-name="L1">
      <style:paragraph-properties fo:margin-left="0cm" fo:margin-right="0cm" fo:text-indent="0cm"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indent="0cm" style:auto-text-indent="false"/>
      <style:text-properties style:font-name="Public Sans" fo:font-size="12pt" fo:font-style="normal" fo:font-weight="normal" officeooo:rsid="002bf220" officeooo:paragraph-rsid="002bf220"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indent="0cm" style:auto-text-indent="false"/>
      <style:text-properties style:font-name="Public Sans" fo:font-size="12pt" fo:font-style="normal" fo:font-weight="normal" officeooo:rsid="002c9dd8" officeooo:paragraph-rsid="002c9dd8" style:font-size-asian="12pt" style:font-style-asian="normal" style:font-weight-asian="normal" style:font-size-complex="12pt" style:font-style-complex="normal" style:font-weight-complex="normal"/>
    </style:style>
    <style:style style:name="P36" style:family="paragraph" style:parent-style-name="Standard" style:list-style-name="L1">
      <style:paragraph-properties fo:margin-left="0cm" fo:margin-right="0cm" fo:text-indent="0cm" style:auto-text-indent="false"/>
      <style:text-properties style:font-name="Public Sans" fo:font-size="12pt" fo:font-weight="normal" officeooo:rsid="0023a400" officeooo:paragraph-rsid="0023a400" style:font-size-asian="12pt" style:font-weight-asian="normal" style:font-size-complex="12pt" style:font-weight-complex="normal"/>
    </style:style>
    <style:style style:name="T1" style:family="text">
      <style:text-properties officeooo:rsid="002bf220"/>
    </style:style>
    <style:style style:name="T2" style:family="text">
      <style:text-properties officeooo:rsid="002c9dd8"/>
    </style:style>
    <style:style style:name="T3" style:family="text">
      <style:text-properties officeooo:rsid="002cf230"/>
    </style:style>
    <style:style style:name="T4" style:family="text">
      <style:text-properties officeooo:rsid="00323861"/>
    </style:style>
    <style:style style:name="T5" style:family="text">
      <style:text-properties officeooo:rsid="0020df81"/>
    </style:style>
    <style:style style:name="T6" style:family="text">
      <style:text-properties style:font-name="Public Sans" fo:font-size="12pt" officeooo:rsid="003c0611" style:font-size-asian="12pt" style:font-weight-asian="normal" style:font-size-complex="12pt" style:font-weight-complex="normal"/>
    </style:style>
    <style:style style:name="T7" style:family="text">
      <style:text-properties style:font-name="Public Sans" fo:font-size="12pt" officeooo:rsid="003c89b8" style:font-size-asian="12pt" style:font-weight-asian="normal" style:font-size-complex="12pt" style:font-weight-complex="normal"/>
    </style:style>
    <style:style style:name="T8" style:family="text">
      <style:text-properties style:font-weight-asian="normal" style:font-weight-complex="normal"/>
    </style:style>
    <style:style style:name="T9" style:family="text">
      <style:text-properties officeooo:rsid="003c89b8" style:font-weight-asian="normal" style:font-weight-complex="normal"/>
    </style:style>
    <style:style style:name="T10" style:family="text">
      <style:text-properties officeooo:rsid="004b0b34" style:font-weight-asian="normal" style:font-weight-complex="normal"/>
    </style:style>
    <style:style style:name="T11" style:family="text">
      <style:text-properties officeooo:rsid="003d6eec" style:font-weight-asian="normal" style:font-weight-complex="normal"/>
    </style:style>
    <style:style style:name="T12" style:family="text">
      <style:text-properties officeooo:rsid="00442a43"/>
    </style:style>
    <style:style style:name="T13" style:family="text">
      <style:text-properties officeooo:rsid="0045d6f7"/>
    </style:style>
    <style:style style:name="T14" style:family="text">
      <style:text-properties officeooo:rsid="0047ae24"/>
    </style:style>
    <style:style style:name="T15" style:family="text">
      <style:text-properties officeooo:rsid="003dfc4d"/>
    </style:style>
    <style:style style:name="T16" style:family="text">
      <style:text-properties officeooo:rsid="003f8c3b"/>
    </style:style>
    <style:style style:name="T17" style:family="text">
      <style:text-properties officeooo:rsid="00427d19"/>
    </style:style>
    <style:style style:name="T18" style:family="text">
      <style:text-properties officeooo:rsid="0048fbe5"/>
    </style:style>
    <style:style style:name="T19" style:family="text">
      <style:text-properties officeooo:rsid="004a5713"/>
    </style:style>
    <style:style style:name="T20" style:family="text">
      <style:text-properties officeooo:rsid="00501808"/>
    </style:style>
    <style:style style:name="T21" style:family="text">
      <style:text-properties officeooo:rsid="003594bb"/>
    </style:style>
    <style:style style:name="T22" style:family="text">
      <style:text-properties officeooo:rsid="003c0611"/>
    </style:style>
    <style:style style:name="T23" style:family="text">
      <style:text-properties officeooo:rsid="003bf02f"/>
    </style:style>
    <style:style style:name="T24" style:family="text">
      <style:text-properties officeooo:rsid="0036e6ab"/>
    </style:style>
    <style:style style:name="T25" style:family="text">
      <style:text-properties officeooo:rsid="0036dc4d"/>
    </style:style>
    <style:style style:name="T26" style:family="text">
      <style:text-properties officeooo:rsid="002f266d"/>
    </style:style>
    <style:style style:name="T27" style:family="text">
      <style:text-properties officeooo:rsid="002a266f"/>
    </style:style>
    <style:style style:name="T28" style:family="text">
      <style:text-properties officeooo:rsid="0024cb91"/>
    </style:style>
    <style:style style:name="fr1" style:family="graphic" style:parent-style-name="Formula">
      <style:graphic-properties style:wrap="parallel" style:number-wrapped-paragraphs="no-limit" style:wrap-contour="false" style:vertical-pos="from-top" style:horizontal-pos="from-left" style:horizontal-rel="paragraph-content" fo:padding="0.049cm" fo:border="none"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7851189 ENGN1211 DisCo (dancing) Design Report</text:p>
      <text:h text:style-name="P1" text:outline-level="1">Executive Summary</text:h>
      <text:list xml:id="list1176192857" text:style-name="L1">
        <text:list-header>
          <text:p text:style-name="P2">The indigenous population of cape york have since recently been delegated back their land through legislation. This land however has some infrastructure deficiencies that need to be met <text:span text:style-name="T1">that currently arent </text:span><text:span text:style-name="T2">for the shared goal of </text:span>the local population liv<text:span text:style-name="T2">ing</text:span> <text:span text:style-name="T2">and thriving on country</text:span>. This report provides a basis understanding of the key stakeholders <text:s/><text:span text:style-name="T3">such as CfAT </text:span>involved, as well as a general overview of the factors that need to be considered when operating this project, <text:span text:style-name="T1">factors</text:span> like scale/magnitude and unique constraints <text:span text:style-name="T1">special to cape york</text:span>. The project specifically is energy storage, <text:span text:style-name="T1">energy storage which encapsulates the needs of at least all the indigenous community of cape york. </text:span><text:span text:style-name="T2">This includes </text:span><text:span text:style-name="T1">surge demand at certain peak hours. Energy creation is not important, and is not considered in this report, </text:span><text:span text:style-name="T2">although the type of energy created would have to be transferable/coincide with the energy storage system</text:span><text:span text:style-name="T1">. </text:span><text:span text:style-name="T2">As with any large scale project, there are many pitfalls and considerables, the scope of this project is quite vast, and perhaps multiple solutions need to be implemented. Rough calculations of scope have been formulated, they should not be used in any project plan, </text:span><text:span text:style-name="T3">or any sort of technical context</text:span><text:span text:style-name="T2">, other than to grasp scale and magnitude. </text:span><text:span text:style-name="T3">There is a strong focus on affordability and energy transportation. </text:span></text:p>
        </text:list-header>
      </text:list>
      <text:h text:style-name="P1" text:outline-level="1">Project Scope</text:h>
      <text:h text:style-name="Heading_20_2" text:outline-level="2">Project Statement</text:h>
      <text:list xml:id="list111404562456127" text:continue-numbering="true" text:style-name="L1">
        <text:list-item>
          <text:list>
            <text:list-header>
              <text:p text:style-name="P3">The goal of this project is to <text:span text:style-name="T4">allow for </text:span>energy storage access to outstation remote indigenous communities in cape york <text:span text:style-name="T4">that do not have </text:span>access to <text:span text:style-name="T4">reliable </text:span>energy storage, <text:span text:style-name="T4">that innovates on their currently insufficient infrastructure that suffers from high demand and the big wet conditions of being a north coastal region, so that the local rural population can thrive on country.</text:span></text:p>
            </text:list-header>
          </text:list>
        </text:list-item>
      </text:list>
      <text:h text:style-name="P4" text:outline-level="2">Project Context <text:span text:style-name="T5">Do synthesis and stuff</text:span></text:h>
      <text:p text:style-name="P5"><text:span text:style-name="T6">Cape york is a large peninsula loca</text:span><text:span text:style-name="T7">t</text:span><text:span text:style-name="T6">ed off the coast of queensland. </text:span><text:span text:style-name="T7">According to the 2021 Census, the population is made up of 7803 people, there are 4203 private dwellings and the size of cape york is around 137000 square kilometres. Equate this out and there are roughly </text:span><text:span text:style-name="T8">0.057 </text:span><text:span text:style-name="T9">people per square kilometer. To put this into perspective, the population population density of australia in general is 3.5, and in the highest population density places in australi</text:span><text:span text:style-name="T10">a</text:span><text:span text:style-name="T9">, like Melbourne CBD, <text:s/>population density reaches 42000 people per square kilometer[reference]. Cape york also depending on each location sits at around an </text:span><text:soft-page-break/><text:span text:style-name="T9">mm6 – mm7 on the modfied monarsh model scale, meaning that it is at the highest levels of rurality. With such a high population sparsity, all solutions of battery storage would need high amounts of energy transportation, or more locations of sparsely located battery storage. Just doing very bad and </text:span><text:span text:style-name="T11">assuming all dwellings are roughly uniformly distributed, using the nearest neighbour formula:</text:span></text:p>
      <text:p text:style-name="P6"><draw:frame draw:style-name="fr1" draw:name="Object1" text:anchor-type="as-char" svg:y="-0.67cm" svg:width="1.577cm" svg:height="1.139cm" draw:z-index="0"><draw:object xlink:href="./Object 1" xlink:type="simple" xlink:show="embed" xlink:actuate="onLoad"/><draw:image xlink:href="./ObjectReplacements/Object 1" xlink:type="simple" xlink:show="embed" xlink:actuate="onLoad"/></draw:frame>, where <draw:frame draw:style-name="fr2" draw:name="Object2" text:anchor-type="as-char" svg:y="-0.621cm" svg:width="5.452cm" svg:height="1.064cm" draw:z-index="1"><draw:object xlink:href="./Object 2" xlink:type="simple" xlink:show="embed" xlink:actuate="onLoad"/><draw:image xlink:href="./ObjectReplacements/Object 2" xlink:type="simple" xlink:show="embed" xlink:actuate="onLoad"/></draw:frame></text:p>
      <text:p text:style-name="P7">we can estimate the average distance between each home to be around 2.85 kilometers. ~2.85 kilometers household to household. Using this model, we further estimate that for there to be energy flowing from household to household, there would need to be ~12000 kilometres of straight distance covered. <text:span text:style-name="T12">For perspective, the national grid </text:span><text:span text:style-name="T13">of australia, which is 80% of australias electricity consumption, </text:span><text:span text:style-name="T14">from the two farthest points of the grid</text:span><text:span text:style-name="T13"> spans 5000 meters from Queensland to SA(South Australia).</text:span><text:span text:style-name="T12"> The 12000 kilometre figure is very big hyperbole, but it puts into perspective the challenge </text:span><text:span text:style-name="T13">of trying to reach the majority of households.</text:span></text:p>
      <text:p text:style-name="P7">In addition to that we have <text:span text:style-name="T15">the economic stress of this entire project onto cape york. The national average median weekly income per household for all of australia is $1746 [reference], in contrast to that we have cape york, which sits very comfortably below that average, being $1063, and furthermore, narrowing this down to the indigenous population, this drops down to $909 per week[reference], which is also below the median aboriginal income in australia for indigenous households, that being $1507</text:span><text:span text:style-name="T16">[reference]</text:span><text:span text:style-name="T15">. What this means is that whatever long term solution that is going to be implemented has to be affordable to even be accessible to most of the population, reaching normal affordibility, like comparable to the rest of australia would be a minimum. This does not mean that this project has to be inexpensive, in fact its likely the opposite, the upfront cost of building this project will be handled by the project funding. What this means to say is that the long term solution needs to be affordable, </text:span><text:span text:style-name="T13">since the poorer indigenous will have to take the brunt of the cost.</text:span></text:p>
      <text:p text:style-name="P8">Another problem <text:span text:style-name="T16">is the lack of education in the area. This directly conflicts with the prior issue, of needing affordability + long term stability. There is a very low amount of university undegrad level education. The current population around cape york has 8.9% bachelor education rate, whereas the national average in australia is 26.3%</text:span><text:span text:style-name="T17">[REFERENCE]</text:span><text:span text:style-name="T16">. This conflicts with the relative sparsity of the area, </text:span><text:span text:style-name="T17">in addition to the fact that higher long term maintenance needs to be cheap, there are less reliable workers who can maintain the energy storage system in cape york. Its just a consideration, that having local workers/maintainers of the energy storage system may prove to be a difficulty.</text:span></text:p>
      <text:p text:style-name="P9">There is <text:span text:style-name="T14">also</text:span> a project olkola, <text:span text:style-name="T14">a project for a multipurpose cultural centre building, </text:span><text:span text:style-name="T18">this project involved one building. The 2023 CfAT annual report includes a brisk description, it can be described as three parts, design construction and funding. A design team started </text:span><text:soft-page-break/><text:span text:style-name="T18">at monash and later extended to melbourne uni with a team of 20 volunteers were the main proponents of this project, and was how it eventually received funding from the Queensland Government for the prototyping stage. The build was led by indigenous company ‘Walker Homes and Constructions’, and used ‘rammed earth’ technique to leverage the local dirt into walls. Critically, this olkala project includes an incident where in the long wet starting wet december, the construction site had to be closed down. This showcases how cape york cape yorks extreme weather conditions, and the difficulty of construction in cape york. </text:span><text:span text:style-name="T19">There are no specific numbers for funding. The main difficulty came from the physical blockade, and the building being inaccessible for vehicles, and not the site being wet itself (althought it did probably play a role). [DO ALL THE REFERENCES HERE]</text:span></text:p>
      <text:p text:style-name="P10">Another important project, the alice springs future grid project by CfAT exists. The funding numbers are on the 2023 report for this, and the funding for the energy grid was around 12.5 million, this includes energy storage, where batteries are installed[REFERENCE]. It’s hard to get an estimate for how to scale this to the cape york project, since cape york is bigger but has a smaller population, but think in roughly this magnitude of cost.</text:p>
      <text:p text:style-name="P11">In terms of good news, there exists many microgrids already, operated by ‘Ergon Energy’, if a solution of energy storage were to be split up into many smaller, more sparsely located smaller storage facilities, rather than a monolithic energy source, or even if a monolithic energy source was implemented, there exists at least some infrastructure to support such an implementation.</text:p>
      <text:p text:style-name="P12">Thankfully, ergon energy releases numbers for their other projects. They have a grid set up in thursday island, in the torres strait, whilst much smaller than cape york, it boasts around 1000 private dwellings according to the 2021 census data. The peak power demand sits at around 4.2MW (Mega-Watt), and 3.1 GWh (Giga-Watt Hour) per year, which averages roughly around 8500 Kwh (Kilo-Watt Hour) per day. . <text:span text:style-name="T20">This is roughly in the magnitude of ~10^2GWh of energy. This is about how much the entire system would need in thursday island, so roughly speaking, just transfer this over to cape york, and cape york is somewhere around the magnitude of ~10^2GWh of energy needed.</text:span></text:p>
      <text:h text:style-name="Heading_20_2" text:outline-level="2">Stakeholder Analysis</text:h>
      <text:list xml:id="list111402888957285" text:continue-numbering="true" text:style-name="L1">
        <text:list-item>
          <text:list>
            <text:list-header>
              <text:p text:style-name="P13">In this project, there are a multitude of independent/connected stakeholders. It’s a large expensive project encapsulating a large region, with its own independent population. Just naming a few with brevity in mind, the government, CfAT in particular receives a non negligible amount of funding directly from the government and or government schemes [PLEASE REFERENCE SHIT HERE], and this project is for a region in this governments juristriction, they are incentivized to help out. <text:span text:style-name="T21">In this way, since government taxes are subsidising CfAT, <text:s/>theoretically all of australia is a stakeholder. Also, depending on the solution we choose, there is a financial incentive to become the company that directly implements the solution, so many energy storage solution companies have a stake in </text:span><text:soft-page-break/><text:span text:style-name="T21">trying to have their company involved in some way, their interests align with the funding and money of the project.</text:span></text:p>
            </text:list-header>
          </text:list>
        </text:list-item>
      </text:list>
      <text:p text:style-name="P14"/>
      <text:p text:style-name="P15">But narrowing down the research into 3 independent stakeholders: CfAT; The Cape York Indigenous and us (The Design Team)</text:p>
      <text:p text:style-name="P16"/>
      <text:p text:style-name="P17">CfAT</text:p>
      <table:table table:name="Table1" table:style-name="Table1">
        <table:table-column table:style-name="Table1.A" table:number-columns-repeated="3"/>
        <table:table-row table:style-name="Table1.1">
          <table:table-cell table:style-name="Table1.A1" office:value-type="string">
            <text:p text:style-name="P18">Goals <text:span text:style-name="T21">&amp;</text:span> Intentions</text:p>
            <text:p text:style-name="P19">A non for profit group, <text:span text:style-name="T22">their core purpose is to help and support the Indigenous [reference]. </text:span>Charged with the main creation, <text:span text:style-name="T22">their goal/intentions with this project are heavily in the interests of the cape york indigenous, </text:span></text:p>
          </table:table-cell>
          <table:table-cell table:style-name="Table1.A1" office:value-type="string">
            <text:p text:style-name="P20">Needs &amp; Expectations</text:p>
          </table:table-cell>
          <table:table-cell table:style-name="Table1.A1" office:value-type="string">
            <text:p text:style-name="P18">Possible conflicts of interest</text:p>
            <text:p text:style-name="P21">Financial incentives exist at smaller scales. CfAT is a non for profit, but if ever the project can’t receive funding, then they will have to cut back.</text:p>
          </table:table-cell>
        </table:table-row>
      </table:table>
      <text:p text:style-name="P14"/>
      <text:p text:style-name="P15">The Cape York Indigenous</text:p>
      <table:table table:name="Table2" table:style-name="Table2">
        <table:table-column table:style-name="Table2.A" table:number-columns-repeated="3"/>
        <table:table-row table:style-name="Table2.1">
          <table:table-cell table:style-name="Table2.A1" office:value-type="string">
            <text:p text:style-name="P18">Goals <text:span text:style-name="T21">&amp;</text:span> Intentions</text:p>
            <text:p text:style-name="P19">Main benificiary for the project, they are the client <text:span text:style-name="T22">of this operation, they are however not funding the project.</text:span></text:p>
          </table:table-cell>
          <table:table-cell table:style-name="Table2.A1" office:value-type="string">
            <text:p text:style-name="P20">Needs &amp; Expectations</text:p>
            <text:p text:style-name="P21">On the whole, <text:span text:style-name="T23">just implementing cleanly and not infringing on their culture or their land is the main goal. They’re looking to exist as the way they are with additional living ammenities.</text:span></text:p>
          </table:table-cell>
          <table:table-cell table:style-name="Table2.A1" office:value-type="string">
            <text:p text:style-name="P18">Possible conflicts of interest</text:p>
            <text:p text:style-name="P19">Cape york Is a big place, with lots of independent individuals, interests vary wildly from person to person. There could be people who have the incentive against this project. </text:p>
            <text:p text:style-name="P19"/>
            <text:p text:style-name="P22">They are not funding the project, meaning that their actual agency boils down to CfATs ability to work towards them.</text:p>
          </table:table-cell>
        </table:table-row>
      </table:table>
      <text:p text:style-name="P15"/>
      <text:p text:style-name="P15">The Design Team</text:p>
      <table:table table:name="Table3" table:style-name="Table3">
        <table:table-column table:style-name="Table3.A" table:number-columns-repeated="2"/>
        <table:table-column table:style-name="Table3.C"/>
        <table:table-row>
          <table:table-cell table:style-name="Table3.A1" office:value-type="string">
            <text:p text:style-name="P18">Goals <text:span text:style-name="T21">&amp;</text:span> Intentions</text:p>
            <text:p text:style-name="P18"/>
          </table:table-cell>
          <table:table-cell table:style-name="Table3.A1" office:value-type="string">
            <text:p text:style-name="P20">Needs &amp; Expectations</text:p>
            <text:p text:style-name="P20"/>
          </table:table-cell>
          <table:table-cell table:style-name="Table3.A1" office:value-type="string">
            <text:p text:style-name="P18">Possible conflicts of interest</text:p>
            <text:p text:style-name="P19">Financial incentives creates murky waters for if <text:span text:style-name="T24">funding dries up. Our interests align with the money</text:span></text:p>
          </table:table-cell>
        </table:table-row>
      </table:table>
      <text:p text:style-name="P23"/>
      <text:p text:style-name="P14">Overarching summary <text:span text:style-name="T25">(how different stakeholders interact)</text:span>:</text:p>
      <text:p text:style-name="P24"/>
      <text:p text:style-name="P24"/>
      <text:h text:style-name="Heading_20_2" text:outline-level="2">Constraints and External Factors</text:h>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P25">Constraints</text:p>
          </table:table-cell>
          <table:table-cell table:style-name="Constraintsandstuf.A1" office:value-type="string">
            <text:p text:style-name="P25">External Factors</text:p>
          </table:table-cell>
        </table:table-row>
        <text:soft-page-break/>
        <table:table-row table:style-name="Constraintsandstuf.2">
          <table:table-cell table:style-name="Constraintsandstuf.A1" office:value-type="string">
            <text:p text:style-name="P26">There I much constraint on electrical storage in queensland. And batteries in general. <text:span text:style-name="T26">Uhh I gotta read up on it</text:span></text:p>
            <text:p text:style-name="P26"/>
            <text:p text:style-name="P26">There is a need for licensed workers. In a remote place like cape york, finding licensed capable technicians might be an issue. Furthermore, there is a disconnect between 8% bachelors in cape york, and 26% all around australia, its just a product of rurality.</text:p>
          </table:table-cell>
          <table:table-cell table:style-name="Constraintsandstuf.A1" office:value-type="string">
            <text:p text:style-name="P27">median weekly household income in Cape York is 1,063 dwellings where at least one person is Aboriginal and/or Torres Strait Islander in Cape York, the median weekly income drops even further to $909.</text:p>
            <text:p text:style-name="P26">Naitonal average is 1746. This indicates a high amount of economic stress for this part of the country, the costs on the citizens can not be over idk X amount. I’ll ninja phyiscs this shit later</text:p>
            <text:p text:style-name="P26"/>
            <text:p text:style-name="P26">High amount of indigenous population, like way higher, national average is like single digit percent, while indigenous is like 45%<text:line-break/><text:line-break/><text:span text:style-name="T27">Weather bad, in 2023 there was a 6 month operational stop for a project cause the rain was too much, the energy storage system would have to handle, if not weather conditions, but 6 month stops cause of these weather conditions. So building it and stuff</text:span></text:p>
            <text:p text:style-name="P26"/>
            <text:p text:style-name="P28">There is no unified energy grid.</text:p>
          </table:table-cell>
        </table:table-row>
      </table:table>
      <text:list xml:id="list111404499555005" text:continue-numbering="true" text:style-name="L1">
        <text:list-item>
          <text:list>
            <text:list-header>
              <text:p text:style-name="P29"/>
            </text:list-header>
          </text:list>
        </text:list-item>
      </text:list>
      <text:h text:style-name="Heading_20_1" text:outline-level="1">Requirements Identification</text:h>
      <text:list text:style-name="L2">
        <text:list-item>
          <text:p text:style-name="P30">Needs to be transportable across very large distances</text:p>
        </text:list-item>
        <text:list-item>
          <text:p text:style-name="P30">Needs to be able to handle large amounts of water</text:p>
        </text:list-item>
        <text:list-item>
          <text:p text:style-name="P30">construction process needs to consider the 6 month big wet</text:p>
        </text:list-item>
        <text:list-item>
          <text:p text:style-name="P30">Needs to be affordable long term</text:p>
        </text:list-item>
        <text:list-item>
          <text:p text:style-name="P31">Needs to be able to support all energy capacity needs</text:p>
        </text:list-item>
        <text:list-item>
          <text:p text:style-name="P32">Needs to support a [some] amount of energy storage minimum</text:p>
        </text:list-item>
        <text:list-item>
          <text:p text:style-name="P32">Needs to support [some] amount of energy transportation</text:p>
        </text:list-item>
        <text:list-item>
          <text:p text:style-name="P32"/>
        </text:list-item>
      </text:list>
      <text:list xml:id="list111404185528576" text:continue-list="list111404499555005" text:style-name="L1">
        <text:list-header>
          <text:p text:style-name="P33">The external factors and stuff are above, but heres what needs to be considered.</text:p>
        </text:list-header>
      </text:list>
      <text:p text:style-name="P34">The build needs to be carefully considered and planned. The tohoku earthquake happened in japan as they were building tokyo tower, and it withstood, for all problems, the build has to be considered, like tokyo tower, instead of earthquakes, stuff like floods and water hazards has to be taken into account, all stages of the project need to withstand a few months of rain (like olkawa)</text:p>
      <text:p text:style-name="P34"/>
      <text:p text:style-name="P34"><text:soft-page-break/>Post build it needs to handle the same amount of months of untouched operation, without support/minimal support.</text:p>
      <text:p text:style-name="P34"/>
      <text:p text:style-name="P34">It needs to have a cheap operational cost, , since the citizens cannot bear the load [NINJA PHYSICS THE OPERATIONAL COST]. Upfront costs are fine, they can be handled by the government and grants.</text:p>
      <text:p text:style-name="P34"/>
      <text:p text:style-name="P35">There is no energy grid, and for the scope of this report, taking into account connecting to the australian energy grid isn’t a considerable factor. The energy storage system would either be stored in highly transportable energy amounts, or be scattered, in some of the major points of stuff like ergon across the area.</text:p>
      <text:h text:style-name="Heading_20_1" text:outline-level="1">References</text:h>
      <text:list text:continue-numbering="true" text:style-name="L1">
        <text:list-header>
          <text:p text:style-name="P36">Harvard + <text:span text:style-name="T28">mybib</text:span></text:p>
        </text:list-header>
      </text:list>
      <text:h text:style-name="Heading_20_1" text:outline-level="1">Appendix (if applicable)</text:h>
      <text:h text:style-name="Heading_20_1" text:outline-level="1">Random Shi<text:span text:style-name="T4">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uib" fo:font-family="Puib" style:font-style-name="Regular"/>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Public Sans1" fo:font-family="'Public Sans'" style:font-style-name="Regular"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ublic Sans1" fo:font-family="'Public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Aporetic Sans" fo:font-family="'Aporetic Sans'" style:font-style-name="Bold" style:font-family-generic="swiss"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 %1% " style:num-prefix=" " style:num-suffix=" " style:num-format="1" text:start-value="0">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3T11:14:02.773209310</dc:date>
    <meta:editing-duration>P1DT12H32M36S</meta:editing-duration>
    <meta:editing-cycles>14</meta:editing-cycles>
    <meta:document-statistic meta:table-count="4" meta:image-count="0" meta:object-count="2" meta:page-count="6" meta:paragraph-count="66" meta:word-count="2149" meta:character-count="13158" meta:non-whitespace-character-count="11063"/>
  </office:meta>
</office:document-meta>
</file>

<file path=Object 1/content.xml><?xml version="1.0" encoding="utf-8"?>
<math xmlns="http://www.w3.org/1998/Math/MathML" display="block">
  <semantics>
    <mrow>
      <mi>d</mi>
      <mo stretchy="false">=</mo>
      <mfrac>
        <mn>1</mn>
        <mrow>
          <mn>2</mn>
          <msqrt>
            <mi>p</mi>
          </msqrt>
        </mrow>
      </mfrac>
    </mrow>
    <annotation encoding="StarMath 5.0">d={1} over {2 sqrt p} </annotation>
  </semantics>
</math>
</file>

<file path=Object 2/content.xml><?xml version="1.0" encoding="utf-8"?>
<math xmlns="http://www.w3.org/1998/Math/MathML" display="block">
  <semantics>
    <mrow>
      <mi>p</mi>
      <mo stretchy="false">=</mo>
      <mi mathvariant="italic">density</mi>
      <mo stretchy="false">=</mo>
      <mfrac>
        <mi mathvariant="italic">dwellings</mi>
        <msup>
          <mi mathvariant="italic">km</mi>
          <mn>2</mn>
        </msup>
      </mfrac>
      <mo stretchy="false">=</mo>
      <mfrac>
        <mn>4203</mn>
        <mn>13700</mn>
      </mfrac>
    </mrow>
    <annotation encoding="StarMath 5.0">p=density={dwellings}over{km^2}={4203}over{13700}</annotation>
  </semantics>
</math>
</file>